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 Light" svg:font-family="'Lato Light'" style:font-adornments="Light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2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40760d"/>
    </style:style>
    <style:style style:name="P4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3f8841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/>
    </style:style>
    <style:style style:name="P7" style:family="paragraph" style:parent-style-name="Name">
      <style:paragraph-properties fo:margin-top="0in" fo:margin-bottom="0in" loext:contextual-spacing="false" fo:line-height="100%"/>
      <style:text-properties style:font-name="Lato Light" fo:font-size="12pt" officeooo:paragraph-rsid="00249d6d" style:font-size-asian="12pt" style:font-size-complex="12pt"/>
    </style:style>
    <style:style style:name="P8" style:family="paragraph" style:parent-style-name="Name">
      <style:paragraph-properties fo:margin-top="0in" fo:margin-bottom="0in" loext:contextual-spacing="false" fo:line-height="100%"/>
      <style:text-properties style:font-name="Lato Light" fo:font-size="12pt" officeooo:rsid="00385552" officeooo:paragraph-rsid="00385552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10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11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2cea8d"/>
    </style:style>
    <style:style style:name="P12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10fd4a"/>
    </style:style>
    <style:style style:name="P13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14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15ab65" officeooo:paragraph-rsid="003f8841"/>
    </style:style>
    <style:style style:name="P15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fo:font-weight="normal" officeooo:paragraph-rsid="004ac272" style:font-weight-asian="normal" style:font-weight-complex="normal"/>
    </style:style>
    <style:style style:name="P16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fo:font-weight="normal" officeooo:rsid="0029a3f1" officeooo:paragraph-rsid="004ac272" style:font-weight-asian="normal" style:font-weight-complex="normal"/>
    </style:style>
    <style:style style:name="P17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33c953" officeooo:paragraph-rsid="0040760d"/>
    </style:style>
    <style:style style:name="P18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10fd4a" officeooo:paragraph-rsid="0040760d"/>
    </style:style>
    <style:style style:name="P19" style:family="paragraph" style:parent-style-name="Standard" style:list-style-name="WWNum3">
      <style:paragraph-properties>
        <style:tab-stops>
          <style:tab-stop style:position="6.5in" style:type="right"/>
        </style:tab-stops>
      </style:paragraph-properties>
      <style:text-properties style:font-name="Lato Light"/>
    </style:style>
    <style:style style:name="P20" style:family="paragraph" style:parent-style-name="Standard" style:list-style-name="WWNum3">
      <style:paragraph-properties>
        <style:tab-stops>
          <style:tab-stop style:position="6.5in" style:type="right"/>
        </style:tab-stops>
      </style:paragraph-properties>
      <style:text-properties style:font-name="Lato Light" officeooo:paragraph-rsid="00490782"/>
    </style:style>
    <style:style style:name="P21" style:family="paragraph" style:parent-style-name="Standard" style:list-style-name="WWNum3">
      <style:paragraph-properties>
        <style:tab-stops>
          <style:tab-stop style:position="6.5in" style:type="right"/>
        </style:tab-stops>
      </style:paragraph-properties>
      <style:text-properties style:font-name="Lato Light" fo:font-style="italic" officeooo:rsid="0021fe1d" officeooo:paragraph-rsid="0019ce25" style:font-style-asian="italic" style:font-style-complex="italic"/>
    </style:style>
    <style:style style:name="P22" style:family="paragraph" style:parent-style-name="Standard">
      <style:paragraph-properties>
        <style:tab-stops>
          <style:tab-stop style:position="0.1874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40760d"/>
    </style:style>
    <style:style style:name="P24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officeooo:paragraph-rsid="00490782"/>
    </style:style>
    <style:style style:name="P25" style:family="paragraph" style:parent-style-name="Standard" style:list-style-name="WWNum3" style:master-page-name="">
      <loext:graphic-properties draw:fill="none"/>
      <style:paragraph-properties fo:margin-left="0in" fo:margin-right="0in" fo:text-align="center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officeooo:paragraph-rsid="00253f0c"/>
    </style:style>
    <style:style style:name="P26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27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28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29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30" style:family="paragraph" style:parent-style-name="Standard">
      <loext:graphic-properties draw:fill="none"/>
      <style:paragraph-properties fo:margin-left="0.1866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31" style:family="paragraph" style:parent-style-name="Name" style:master-page-name="Standard">
      <style:paragraph-properties fo:margin-top="0in" fo:margin-bottom="0in" loext:contextual-spacing="false" fo:line-height="100%" style:page-number="auto"/>
      <style:text-properties style:font-name="Lato Light"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f85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a50a" style:font-weight-asian="normal" style:font-weight-complex="normal"/>
    </style:style>
    <style:style style:name="T4" style:family="text">
      <style:text-properties fo:font-weight="normal" officeooo:rsid="00253f0c" style:font-weight-asian="normal" style:font-weight-complex="normal"/>
    </style:style>
    <style:style style:name="T5" style:family="text">
      <style:text-properties officeooo:rsid="0015ab65"/>
    </style:style>
    <style:style style:name="T6" style:family="text">
      <style:text-properties officeooo:rsid="00182dd5"/>
    </style:style>
    <style:style style:name="T7" style:family="text">
      <style:text-properties officeooo:rsid="0019ce25"/>
    </style:style>
    <style:style style:name="T8" style:family="text">
      <style:text-properties officeooo:rsid="001fa50a"/>
    </style:style>
    <style:style style:name="T9" style:family="text">
      <style:text-properties style:font-name="Lato Light" fo:font-style="italic" officeooo:rsid="0021fe1d" style:font-style-asian="italic" style:font-style-complex="italic"/>
    </style:style>
    <style:style style:name="T10" style:family="text">
      <style:text-properties style:font-name="Lato Light" fo:font-style="italic" officeooo:rsid="003bcca2" style:font-style-asian="italic" style:font-style-complex="italic"/>
    </style:style>
    <style:style style:name="T11" style:family="text">
      <style:text-properties style:font-name="Lato Light" fo:font-style="italic" officeooo:rsid="003cf5f4" style:font-style-asian="italic" style:font-style-complex="italic"/>
    </style:style>
    <style:style style:name="T12" style:family="text">
      <style:text-properties style:font-name="Lato Light" fo:font-style="italic" officeooo:rsid="00446ebe" style:font-style-asian="italic" style:font-style-complex="italic"/>
    </style:style>
    <style:style style:name="T13" style:family="text">
      <style:text-properties style:font-name="Lato Light" officeooo:rsid="00490782"/>
    </style:style>
    <style:style style:name="T14" style:family="text">
      <style:text-properties style:font-name="Lato Light" officeooo:rsid="004ac272"/>
    </style:style>
    <style:style style:name="T15" style:family="text">
      <style:text-properties officeooo:rsid="00253f0c"/>
    </style:style>
    <style:style style:name="T16" style:family="text">
      <style:text-properties officeooo:rsid="002714c7"/>
    </style:style>
    <style:style style:name="T17" style:family="text">
      <style:text-properties officeooo:rsid="002e70d1"/>
    </style:style>
    <style:style style:name="T18" style:family="text">
      <style:text-properties officeooo:rsid="003197fc"/>
    </style:style>
    <style:style style:name="T19" style:family="text">
      <style:text-properties officeooo:rsid="0033c953"/>
    </style:style>
    <style:style style:name="T20" style:family="text">
      <style:text-properties officeooo:rsid="003578f2"/>
    </style:style>
    <style:style style:name="T21" style:family="text">
      <style:text-properties officeooo:rsid="00369038"/>
    </style:style>
    <style:style style:name="T22" style:family="text">
      <style:text-properties officeooo:rsid="003f8841"/>
    </style:style>
    <style:style style:name="T23" style:family="text">
      <style:text-properties officeooo:rsid="004383c7"/>
    </style:style>
    <style:style style:name="T24" style:family="text">
      <style:text-properties officeooo:rsid="00490782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4ac2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raig Weidert</text:p>
      <text:p text:style-name="P7">craig.weidert@gmail.com </text:p>
      <text:p text:style-name="P8">323-642-7244</text:p>
      <text:p text:style-name="P6"/>
      <text:p text:style-name="P4">WORK EXPERIENCE<text:tab/></text:p>
      <text:p text:style-name="P22"><text:tab/><text:span text:style-name="T23">Software Engineer – Google</text:span><text:tab/><text:span text:style-name="T22">2017-Present</text:span></text:p>
      <text:list xml:id="list1135772987" text:style-name="WWNum3">
        <text:list-item>
          <text:p text:style-name="P24"><text:span text:style-name="T14">Wrote software for </text:span><text:span text:style-name="T13">Conversion Lift team, which gives advertisers a tool to measure the effectiveness of their ads</text:span></text:p>
        </text:list-item>
      </text:list>
      <text:p text:style-name="P22"><text:tab/><text:span text:style-name="T25">Teacher</text:span> – <text:span text:style-name="T21">Los Angeles Unified School District</text:span><text:tab/><text:span text:style-name="T19">2011-2016</text:span></text:p>
      <text:list xml:id="list211836432747758" text:continue-numbering="true" text:style-name="WWNum3">
        <text:list-item>
          <text:p text:style-name="P10"><text:span text:style-name="T18">Taught </text:span>AP Computer Science, <text:span text:style-name="T5">AP Statistics, </text:span>and Geometry</text:p>
        </text:list-item>
        <text:list-item>
          <text:p text:style-name="P14">Created online student <text:span text:style-name="T21">picker &amp; </text:span>grade <text:span text:style-name="T6">tracker </text:span>with JavaScript, PHP, SQL</text:p>
        </text:list-item>
      </text:list>
      <text:p text:style-name="P30">Teaching Assistant – Simon Fraser University<text:tab/><text:span text:style-name="T19">2007-2009</text:span></text:p>
      <text:list xml:id="list211836531235812" text:continue-numbering="true" text:style-name="WWNum3">
        <text:list-item>
          <text:p text:style-name="P10">Gave lectures, ran lab sessions, and <text:span text:style-name="T20">ran </text:span>tutorials</text:p>
        </text:list-item>
      </text:list>
      <text:p text:style-name="P26">Tutor / Grader – Harvey Mudd College<text:tab/><text:span text:style-name="T19">2005-2007</text:span></text:p>
      <text:list xml:id="list211836250786683" text:continue-numbering="true" text:style-name="WWNum3">
        <text:list-item>
          <text:p text:style-name="P10">Tutored and graded for introductory computer science and algorithms</text:p>
        </text:list-item>
      </text:list>
      <text:p text:style-name="P1"/>
      <text:p text:style-name="P2">SKILLS, QUALIFICATIONS, AND FELLOWSHIPS<text:tab/></text:p>
      <text:list xml:id="list211837727005697" text:continue-numbering="true" text:style-name="WWNum3">
        <text:list-item>
          <text:p text:style-name="P15">Fluent in Java, <text:span text:style-name="T15">proficient in Python, C++, SQL</text:span></text:p>
        </text:list-item>
        <text:list-item>
          <text:p text:style-name="P16">Proficient with bash shell, <text:span text:style-name="T26">Linux, various Google technologies, MS </text:span>Office, Tableau</text:p>
        </text:list-item>
        <text:list-item>
          <text:p text:style-name="P11"><text:span text:style-name="T4">Past </text:span><text:span text:style-name="T3">experience </text:span><text:span text:style-name="T2">with JavaScript,</text:span> PHP, <text:span text:style-name="T2">Octave/Matlab</text:span></text:p>
        </text:list-item>
        <text:list-item>
          <text:p text:style-name="P12">Passed first two actuarial exams on first attempts:</text:p>
          <text:list>
            <text:list-item>
              <text:p text:style-name="P12">Exam FM/2 – Financial Mathematics<text:tab/>February 2016</text:p>
            </text:list-item>
            <text:list-item>
              <text:p text:style-name="P12">Exam P/1 – Probability Theory<text:tab/>March 2016</text:p>
            </text:list-item>
          </text:list>
        </text:list-item>
        <text:list-item>
          <text:p text:style-name="P12">Math for America Los Angeles Fellow<text:tab/><text:span text:style-name="T19">2010-2016</text:span></text:p>
        </text:list-item>
      </text:list>
      <text:p text:style-name="P5"/>
      <text:p text:style-name="P3">EDUCATION<text:tab/></text:p>
      <text:p text:style-name="P27">BS – Math / Computer Science – Harvey Mudd College <text:tab/><text:span text:style-name="T19">2003-2007</text:span></text:p>
      <text:list xml:id="list211836318142749" text:continue-numbering="true" text:style-name="WWNum3">
        <text:list-item>
          <text:p text:style-name="P13">GPA: 3.60</text:p>
        </text:list-item>
        <text:list-item>
          <text:p text:style-name="P17">Selected Classes: Neural Networks, Software Development, Operating Systems</text:p>
        </text:list-item>
      </text:list>
      <text:p text:style-name="P27">MS – Computer Science – Simon Fraser University <text:tab/><text:span text:style-name="T19">2007-2009</text:span></text:p>
      <text:list xml:id="list211836289526278" text:continue-numbering="true" text:style-name="WWNum3">
        <text:list-item>
          <text:p text:style-name="P13">GPA: 4.00</text:p>
        </text:list-item>
        <text:list-item>
          <text:p text:style-name="P13">Thesis: Extremal Problems in Ordered Graphs</text:p>
        </text:list-item>
        <text:list-item>
          <text:p text:style-name="P18"><text:span text:style-name="T7">Selected </text:span>Classes: Computational Geometry, Special Topics in Graph Theory</text:p>
        </text:list-item>
      </text:list>
      <text:p text:style-name="P27">M<text:span text:style-name="T17">A – </text:span>Teaching – <text:span text:style-name="T1">University of Southern California</text:span> <text:tab/><text:span text:style-name="T19">2010-2011</text:span></text:p>
      <text:list xml:id="list211837504390049" text:continue-numbering="true" text:style-name="WWNum3">
        <text:list-item>
          <text:p text:style-name="P13">GPA: 3.94</text:p>
        </text:list-item>
      </text:list>
      <text:p text:style-name="P9"/>
      <text:p text:style-name="P23">REFERENCES<text:tab/></text:p>
      <text:list xml:id="list211836854101243" text:continue-numbering="true" text:style-name="WWNum3">
        <text:list-item>
          <text:p text:style-name="P20"><text:span text:style-name="T24">Stephen Asbury – Manger, Google</text:span></text:p>
        </text:list-item>
        <text:list-item>
          <text:p text:style-name="P20">Pam Mason – Director, Math for America Los Angeles <text:tab/></text:p>
        </text:list-item>
        <text:list-item>
          <text:p text:style-name="P19">Eric Davidson – Principal, University High School <text:tab/></text:p>
          <text:p text:style-name="P21"/>
          <text:p text:style-name="P25"><text:span text:style-name="T11">Projects and </text:span><text:span text:style-name="T12">Further </text:span><text:span text:style-name="T11">Information</text:span><text:span text:style-name="T10">: <text:s/></text:span><text:a xlink:type="simple" xlink:href="http://heliomug.com/" text:style-name="Internet_20_link" text:visited-style-name="Visited_20_Internet_20_Link"><text:span text:style-name="T9">heliomug.co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 Light" svg:font-family="'Lato Light'" style:font-adornments="Light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>
        <style:tab-stops>
          <style:tab-stop style:position="6.5in" style:type="right" style:leader-style="solid" style:leader-text="-"/>
        </style:tab-stops>
      </style:paragraph-properties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ame" style:family="paragraph" style:parent-style-name="Standard" style:next-style-name="Standard" style:default-outline-level="">
      <style:paragraph-properties fo:margin-top="0in" fo:margin-bottom="0.3055in" loext:contextual-spacing="false" style:line-height-at-least="0.1665in" fo:text-align="center" style:justify-single-word="false" fo:hyphenation-ladder-count="no-limit"/>
      <style:text-properties fo:text-transform="uppercase" style:font-name="Garamond" fo:font-family="Garamond" style:font-family-generic="roman" style:font-pitch="variable" fo:font-size="22pt" fo:letter-spacing="0.0555in" style:font-size-asian="22pt" style:language-asian="ar" style:country-asian="SA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AIG WEIDERT</dc:title>
    <meta:initial-creator>Craig</meta:initial-creator>
    <meta:editing-cycles>34</meta:editing-cycles>
    <meta:creation-date>2016-05-17T21:29:00</meta:creation-date>
    <dc:date>2017-06-25T21:17:57.099000000</dc:date>
    <meta:editing-duration>PT6H11M</meta:editing-duration>
    <meta:generator>LibreOffice/5.3.4.2$Windows_X86_64 LibreOffice_project/f82d347ccc0be322489bf7da61d7e4ad13fe2ff3</meta:generator>
    <meta:document-statistic meta:table-count="0" meta:image-count="0" meta:object-count="0" meta:page-count="1" meta:paragraph-count="37" meta:word-count="240" meta:character-count="1639" meta:non-whitespace-character-count="142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